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officeooo:rsid="002262a7" officeooo:paragraph-rsid="002262a7"/>
    </style:style>
    <style:style style:name="P5" style:family="paragraph" style:parent-style-name="List_20_Paragraph" style:list-style-name="WWNum1">
      <style:text-properties fo:color="#000000" officeooo:paragraph-rsid="001ba99d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2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3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782a4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2d6dfe" officeooo:paragraph-rsid="002d6dfe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8c890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782a4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30112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19e613" fo:background-color="transparent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30112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b581d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7417f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12912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729db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5b9d7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b581d" fo:hyphenate="false" fo:hyphenation-remain-char-count="2" fo:hyphenation-push-char-count="2" loext:hyphenation-no-caps="false"/>
    </style:style>
    <style:style style:name="P4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2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b2b2b2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43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adeb" fo:background-color="transparent" loext:char-shading-value="0"/>
    </style:style>
    <style:style style:name="T5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3adeb" fo:background-color="transparent" loext:char-shading-value="0"/>
    </style:style>
    <style:style style:name="T18" style:family="text">
      <style:text-properties fo:color="#000000"/>
    </style:style>
    <style:style style:name="T19" style:family="text">
      <style:text-properties fo:color="#000000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0" style:family="text">
      <style:text-properties fo:color="#000000" style:font-name="Liberation Serif" fo:font-size="12pt" fo:language="ru" fo:country="RU" officeooo:rsid="003729d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1" style:family="text">
      <style:text-properties fo:color="#000000"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2" style:family="text">
      <style:text-properties fo:color="#000000"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3" style:family="text">
      <style:text-properties fo:color="#000000"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4" style:family="text">
      <style:text-properties fo:color="#000000"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5" style:family="text">
      <style:text-properties fo:color="#000000"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6" style:family="text">
      <style:text-properties fo:color="#000000"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7" style:family="text">
      <style:text-properties fo:color="#000000" officeooo:rsid="00330112"/>
    </style:style>
    <style:style style:name="T28" style:family="text">
      <style:text-properties fo:color="#000000" officeooo:rsid="0034aa85"/>
    </style:style>
    <style:style style:name="T29" style:family="text">
      <style:text-properties fo:color="#000000" officeooo:rsid="003729db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fo:font-weight="bold" officeooo:rsid="003a6257" style:font-weight-asian="bold" style:font-weight-complex="bold"/>
    </style:style>
    <style:style style:name="T32" style:family="text">
      <style:text-properties fo:color="#000000" officeooo:rsid="0037dac8"/>
    </style:style>
    <style:style style:name="T33" style:family="text">
      <style:text-properties fo:color="#000000" officeooo:rsid="003b581d"/>
    </style:style>
    <style:style style:name="T34" style:family="text">
      <style:text-properties officeooo:rsid="00330112"/>
    </style:style>
    <style:style style:name="T35" style:family="text">
      <style:text-properties officeooo:rsid="0035b9d7"/>
    </style:style>
    <style:style style:name="T36" style:family="text">
      <style:text-properties fo:color="#b2b2b2"/>
    </style:style>
    <style:style style:name="T37" style:family="text">
      <style:text-properties fo:color="#b2b2b2" officeooo:rsid="003729db"/>
    </style:style>
    <style:style style:name="T38" style:family="text">
      <style:text-properties officeooo:rsid="003729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3b5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12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12">3. Возвращена возможность редактирования CID станции</text:p>
      <text:p text:style-name="P3"/>
      <text:p text:style-name="P12">4. Не добавляется по умолчанию функция клавиш для новых устройств</text:p>
      <text:p text:style-name="P3"/>
      <text:p text:style-name="P12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12">6. Начальный приоритет всех клавиш <text:s/>равен 1</text:p>
      <text:p text:style-name="P3"/>
      <text:p text:style-name="P12">7. При изменении функции клавиши автоматически устанавливается и приоритет клавиши:</text:p>
      <text:p text:style-name="P12">direct connection simplex - 1</text:p>
      <text:p text:style-name="P12">direct connection duplex <text:s text:c="2"/>- 2</text:p>
      <text:p text:style-name="P12">groupe <text:s text:c="30"/>- 3</text:p>
      <text:p text:style-name="P12">circular <text:s text:c="29"/>- 4</text:p>
      <text:p text:style-name="P12">conference <text:s text:c="24"/>- 5</text:p>
      <text:p text:style-name="P3"/>
      <text:p text:style-name="P12">8. При изменении функции клавиши автоматически устанавливается и режим клавиши:</text:p>
      <text:p text:style-name="P12">direct connection simplex <text:s text:c="2"/>- no fixation</text:p>
      <text:p text:style-name="P12">direct connection duplex <text:s text:c="4"/>- fixation</text:p>
      <text:p text:style-name="P12">groupe <text:s text:c="32"/>- fixation</text:p>
      <text:p text:style-name="P12">circular <text:s text:c="31"/>- no fixation</text:p>
      <text:p text:style-name="P12">conference <text:s text:c="26"/>- fixation</text:p>
      <text:p text:style-name="P2"/>
      <text:p text:style-name="P4">12.01.2023</text:p>
      <text:list xml:id="list2795888139" text:style-name="WWNum1">
        <text:list-item>
          <text:p text:style-name="P42">Завести и обеспечить заполнение журнала версий прошивок</text:p>
          <text:p text:style-name="P35">В исходники IPS добавлен <text:span text:style-name="T38">новый </text:span>файл <text:s/>- <text:span text:style-name="T39">versions_IPS</text:span> <text:s/>в <text:span text:style-name="T38">начале которого первые две строки содержат</text:span> текущую версию <text:s/><text:span text:style-name="T38">прошивки </text:span>в виде:</text:p>
          <text:p text:style-name="P36">IPS_VERSION = 01</text:p>
          <text:p text:style-name="P36">PATCH_VERSION = 00</text:p>
          <text:p text:style-name="P37"><text:span text:style-name="T38">Далее файл будет содержать </text:span>истори<text:span text:style-name="T38">ю</text:span> изменений прошивки <text:span text:style-name="T38">IPS.</text:span></text:p>
          <text:p text:style-name="P38"><text:span text:style-name="T5">После прошивки </text:span><text:span text:style-name="T6">номер </text:span><text:span text:style-name="T14">верси</text:span><text:span text:style-name="T15">и</text:span><text:span text:style-name="T5"> сохраня</text:span><text:span text:style-name="T14">е</text:span><text:span text:style-name="T5">тся в памяти пульт</text:span><text:span text:style-name="T14">а</text:span><text:span text:style-name="T5"> и отобража</text:span><text:span text:style-name="T14">е</text:span><text:span text:style-name="T5">тся </text:span><text:span text:style-name="T14">в Конфигураторе по</text:span><text:span text:style-name="T5"> запросу</text:span><text:span text:style-name="T14">.</text:span></text:p>
          <text:p text:style-name="P40">Из файла <text:s/>tasks.cpp версия прошивки убрана.</text:p>
          <text:p text:style-name="P41">Версия прошивки на 12.01.2023 – 01.00</text:p>
          <text:p text:style-name="P14"/>
          <text:p text:style-name="P43"><text:span text:style-name="T1">1</text:span><text:span text:style-name="T2">3</text:span><text:span text:style-name="T1">.01.2023</text:span></text:p>
        </text:list-item>
        <text:list-item>
          <text:p text:style-name="P15">Обеспечить свойства кнопок по умолчанию</text:p>
          <text:p text:style-name="P16">Установлены следующие значения приоритетов и свойств по умолчанию:</text:p>
          <text:p text:style-name="P16">Direct connection: duplex <text:tab/>5 <text:tab/>fixation</text:p>
          <text:p text:style-name="P16">Group communication <text:s text:c="2"/><text:tab/><text:tab/>3 <text:tab/>no fixation</text:p>
          <text:p text:style-name="P16">Circular bond <text:tab/><text:tab/><text:tab/>3 <text:tab/>no fixation</text:p>
          <text:p text:style-name="P16">Conference call <text:tab/><text:tab/><text:tab/>5 <text:tab/>fixation</text:p>
          <text:p text:style-name="P17"><text:soft-page-break/>Telephone communications <text:tab/>5 <text:tab/>no fixation</text:p>
          <text:p text:style-name="P17">Direct connection: simplex <text:tab/>5 <text:tab/>no fixation</text:p>
          <text:p text:style-name="P17">Hung up <text:s/><text:tab/><text:tab/><text:tab/><text:tab/>5 <text:tab/>no fixation</text:p>
          <text:p text:style-name="P17"/>
        </text:list-item>
        <text:list-item>
          <text:p text:style-name="P34"><text:span text:style-name="T18"><text:s/>В исходники конфигуратора добавлен файл </text:span><text:span text:style-name="T30">versions_</text:span><text:span text:style-name="T31">c</text:span><text:span text:style-name="T30">onfigurator</text:span><text:span text:style-name="T18"> в котором будет вестись история изменений </text:span><text:span text:style-name="T28">версий </text:span><text:span text:style-name="T18">конфигуратора.</text:span></text:p>
          <text:p text:style-name="P34"><text:span text:style-name="T33">В</text:span><text:span text:style-name="T18"> </text:span><text:span text:style-name="T29">начале </text:span><text:span text:style-name="T21">файла</text:span><text:span text:style-name="T29"> первые </text:span><text:span text:style-name="T21">три</text:span><text:span text:style-name="T29"> строки содержат</text:span><text:span text:style-name="T18"> текущую версию <text:s/></text:span><text:span text:style-name="T21">конфигуратора</text:span><text:span text:style-name="T29"> </text:span><text:span text:style-name="T18">в виде:</text:span></text:p>
          <text:p text:style-name="P34"><text:span text:style-name="T21">MAJOR</text:span><text:span text:style-name="T18">_VERSION = </text:span><text:span text:style-name="T21">01</text:span></text:p>
          <text:p text:style-name="P34"><text:span text:style-name="T21">MINOR_VERSION = 00</text:span></text:p>
          <text:p text:style-name="P39"><text:span text:style-name="T18">PATCH_VERSION = 0</text:span><text:span text:style-name="T33">0</text:span></text:p>
          <text:p text:style-name="P33"><text:span text:style-name="T24">Текущая</text:span><text:span text:style-name="T22"> версия </text:span><text:span text:style-name="T24">отображается</text:span><text:span text:style-name="T22"> в основном окне программы</text:span></text:p>
          <text:p text:style-name="P33"><text:span text:style-name="T22">Версия </text:span><text:span text:style-name="T23">конфигуратора</text:span><text:span text:style-name="T22"> на 1</text:span><text:span text:style-name="T25">6</text:span><text:span text:style-name="T22">.01.2023 – </text:span><text:span text:style-name="T26">0</text:span><text:span text:style-name="T22">1.00</text:span><text:span text:style-name="T26">.00</text:span></text:p>
        </text:list-item>
      </text:list>
      <text:p text:style-name="P20"/>
      <text:list xml:id="list140044533826419" text:continue-numbering="true" text:style-name="WWNum1">
        <text:list-item>
          <text:p text:style-name="P18">Исключить значение «CID» <text:s/>из поля номера устройства</text:p>
          <text:p text:style-name="P22">Из номера устройства убрана приставка CID</text:p>
          <text:p text:style-name="P22"/>
        </text:list-item>
        <text:list-item>
          <text:p text:style-name="P19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29"><text:span text:style-name="T9">В меню Programmer добавлен новый столбец <text:s/>- </text:span><text:span text:style-name="T10">Configurations</text:span><text:span text:style-name="T9"> name. В памяти каждого пульта теперь <text:s/>сохраняется имя </text:span><text:span text:style-name="T10">файла конфигурации</text:span><text:span text:style-name="T9">, </text:span><text:span text:style-name="T10">которую он содержит</text:span><text:span text:style-name="T9"> и это имя по запросу отображается в новом столбце.</text:span></text:p>
          <text:p text:style-name="P25"/>
        </text:list-item>
        <text:list-item>
          <text:p text:style-name="P21">Реализовать включение\выключение номеронаборника посредством чекбокса</text:p>
          <text:p text:style-name="P23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p>
          <text:p text:style-name="P27"/>
        </text:list-item>
        <text:list-item>
          <text:p text:style-name="P28">Добавлена проверка на уникальность номера устройства</text:p>
          <text:p text:style-name="P28"/>
        </text:list-item>
        <text:list-item>
          <text:p text:style-name="P28">Добавлена проверка на уникальность имени устройства</text:p>
          <text:p text:style-name="P28"/>
        </text:list-item>
        <text:list-item>
          <text:p text:style-name="P28">Добавлена проверка на уникальность IP адреса устройства</text:p>
          <text:p text:style-name="P28"/>
        </text:list-item>
        <text:list-item>
          <text:p text:style-name="P26">Устранена ошибка - если фунция клавиши выбоана <text:s/>circular или conference <text:s/>то потом нельзя вернуться на обычные функции</text:p>
          <text:p text:style-name="P26"/>
        </text:list-item>
        <text:list-item>
          <text:p text:style-name="P30"><text:span text:style-name="T13">С</text:span><text:span text:style-name="T12">ервисные функции 777* и 888* </text:span><text:span text:style-name="T13">(проверка Ватчдога) </text:span><text:span text:style-name="T12">исключены из сборки.</text:span></text:p>
          <text:p text:style-name="P26"/>
        </text:list-item>
        <text:list-item>
          <text:p text:style-name="P30"><text:span text:style-name="T8">Устранена ошибка - п</text:span><text:span text:style-name="T11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4"/>
        </text:list-item>
        <text:list-item>
          <text:p text:style-name="P24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24"/>
        </text:list-item>
        <text:list-item>
          <text:p text:style-name="P30">Исправлен алгоритм проверки маски и шлюза</text:p>
          <text:p text:style-name="P30"><text:s/>- Ругается на неправильный формат маски только если удалить все до первой точки.</text:p>
          <text:p text:style-name="P30"><text:s/>- Шлюз начинает ругаться только на пустое окно. При значении «0» проходит проверку.</text:p>
          <text:p text:style-name="P30"/>
        </text:list-item>
        <text:list-item>
          <text:p text:style-name="P30"><text:span text:style-name="T17">Исправлен алгоритм проверки п</text:span><text:span text:style-name="T16">ол</text:span><text:span text:style-name="T17">я</text:span><text:span text:style-name="T16"> приоритета клавиши </text:span><text:span text:style-name="T17">(</text:span><text:span text:style-name="T16">не ругается на неправильные значения. <text:s/>Должно выделяться красным. </text:span><text:span text:style-name="T17">)</text:span></text:p>
          <text:p text:style-name="P32"/>
        </text:list-item>
        <text:list-item>
          <text:p text:style-name="P6"><text:soft-page-break/>Нет возможности выделить и удалить весь текст в полях для заполнения данных (<text:span text:style-name="T3">key</text:span> <text:span text:style-name="T3">function</text:span>, <text:span text:style-name="T3">station</text:span> <text:span text:style-name="T3">name</text:span> и т.д.), удаление осуществляется по одному символу нажатием клавиши <text:span text:style-name="T3">backspace</text:span>.</text:p>
          <text:p text:style-name="P5"/>
        </text:list-item>
        <text:list-item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3"/>
        </text:list-item>
        <text:list-item>
          <text:p text:style-name="P8"><text:span text:style-name="T17">Не работает кнопка </text:span><text:span text:style-name="T4">Cancel.</text:span></text:p>
          <text:p text:style-name="P9"/>
          <text:p text:style-name="P10"/>
          <text:p text:style-name="P10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3T14:00:43.146226772</dc:date>
    <meta:editing-cycles>48</meta:editing-cycles>
    <meta:editing-duration>PT6H33M58S</meta:editing-duration>
    <meta:generator>LibreOffice/6.4.7.2$Linux_X86_64 LibreOffice_project/40$Build-2</meta:generator>
    <meta:document-statistic meta:table-count="0" meta:image-count="0" meta:object-count="0" meta:page-count="3" meta:paragraph-count="64" meta:word-count="666" meta:character-count="4845" meta:non-whitespace-character-count="40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